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7.491cm" style:use-optimal-column-width="false"/>
    </style:style>
    <style:style style:name="co2" style:family="table-column">
      <style:table-column-properties style:column-width="17.401cm" style:use-optimal-column-width="false"/>
    </style:style>
    <style:style style:name="co3" style:family="table-column">
      <style:table-column-properties style:column-width="17.581cm" style:use-optimal-column-width="false"/>
    </style:style>
    <style:style style:name="ro1" style:family="table-row">
      <style:table-row-properties style:row-height="1.242cm"/>
    </style:style>
    <style:style style:name="ro2" style:family="table-row">
      <style:table-row-properties style:row-height="5.835cm"/>
    </style:style>
    <style:style style:name="ro3" style:family="table-row">
      <style:table-row-properties style:row-height="3.041cm"/>
    </style:style>
    <style:style style:name="ro4" style:family="table-row">
      <style:table-row-properties style:row-height="0.943cm"/>
    </style:style>
    <style:style style:name="ro5" style:family="table-row">
      <style:table-row-properties style:row-height="1.625cm"/>
    </style:style>
    <style:style style:name="ro6" style:family="table-row">
      <style:table-row-properties style:row-height="2.987cm"/>
    </style:style>
    <style:style style:name="ro7" style:family="table-row">
      <style:table-row-properties style:row-height="1.223cm"/>
    </style:style>
    <style:style style:name="ro8" style:family="table-row">
      <style:table-row-properties style:row-height="3.425cm"/>
    </style:style>
    <style:style style:name="ro9" style:family="table-row">
      <style:table-row-properties style:row-height="4.353cm"/>
    </style:style>
    <style:style style:name="ce1" style:family="table-cell">
      <loext:graphic-properties draw:fill="gradient" draw:fill-gradient-name="Tango_20_Green" style:repeat="repeat" draw:textarea-vertical-align="middle"/>
      <style:paragraph-properties fo:text-align="center" fo:border="1.42pt solid #00ccff"/>
      <style:text-properties style:font-name="Estrangelo Nisibin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gradient" draw:fill-gradient-name="Tango_20_Green" style:repeat="repeat" draw:textarea-vertical-align="middle"/>
      <style:paragraph-properties fo:border="1.42pt solid #00ccff"/>
      <style:text-properties style:font-name="Estrangelo Nisibin" fo:font-size="18pt" style:font-size-asian="18pt" style:font-size-complex="18pt"/>
    </style:style>
    <style:style style:name="P1" style:family="paragraph">
      <style:paragraph-properties fo:text-align="center"/>
      <style:text-properties style:font-name="Estrangelo Nisibin"/>
    </style:style>
    <style:style style:name="P2" style:family="paragraph">
      <style:text-properties style:font-name="Estrangelo Nisibin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7.49cm" svg:height="10.747cm" svg:x="1.589cm" svg:y="7.5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ReceiveCallActivity</text:span></text:p>
              </table:table-cell>
            </table:table-row>
            <table:table-row table:style-name="ro2">
              <table:table-cell table:style-name="ce2">
                <text:p text:style-name="P2"><text:span text:style-name="T2">+ globalServerSideObjectInputStream : ObjectInputStream</text:span></text:p>
                <text:p text:style-name="P2"><text:span text:style-name="T2">+ globalServerSideObjectOutputStream : ObjectOutputStream</text:span></text:p>
                <text:p text:style-name="P2"><text:span text:style-name="T2">+ globalServerSideSocket : Socket</text:span></text:p>
                <text:p text:style-name="P2"><text:span text:style-name="T2">- localObjectInputStream : ObjectInputStream</text:span></text:p>
                <text:p text:style-name="P2"><text:span text:style-name="T2">- localObjectOutputStream : ObjectOutputStream</text:span></text:p>
                <text:p text:style-name="P2"><text:span text:style-name="T2">- localServerSideSocket : Socket</text:span></text:p>
                <text:p text:style-name="P2"><text:span text:style-name="T2">- serverSocket : ServerSocket</text:span></text:p>
                <text:p text:style-name="P2"><text:span text:style-name="T2">- socketServerThread : SocketServerThread</text:span></text:p>
              </table:table-cell>
            </table:table-row>
            <table:table-row table:style-name="ro3">
              <table:table-cell table:style-name="ce2">
                <text:p text:style-name="P2">+ onCreate ( savedInstanceState : Bundle )</text:p>
                <text:p text:style-name="P2">+ setUpConnection() : Boolean</text:p>
                <text:p text:style-name="P2">+ getStreams() : Boolean</text:p>
                <text:p text:style-name="P2">+ processRequestsFromClient()</text:p>
                <text:p text:style-name="P2">- sendDataToClient( data : Object 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4cm" svg:height="5.554cm" svg:x="1.649cm" svg:y="1.324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1">
                <text:p text:style-name="P1"><text:span text:style-name="T1">HomeActivity</text:span></text:p>
              </table:table-cell>
            </table:table-row>
            <table:table-row table:style-name="ro5">
              <table:table-cell table:style-name="ce2">
                <text:p text:style-name="P2">- makeCallButton : Button</text:p>
                <text:p text:style-name="P2">- receiveCallButton : Button</text:p>
              </table:table-cell>
            </table:table-row>
            <table:table-row table:style-name="ro6">
              <table:table-cell table:style-name="ce2">
                <text:p text:style-name="P2">+ onCreate ( savedInstanceState : Bundle )</text:p>
                <text:p text:style-name="P2">+ startActivity( receiveCallActivityIntent : Intent )</text:p>
                <text:p text:style-name="P2">+ startActivity( makeCallActivityIntent : Intent 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7.58cm" svg:height="9cm" svg:x="1.569cm" svg:y="18.67cm">
          <table:table table:template-name="default" table:use-first-row-styles="true" table:use-banding-rows-styles="true">
            <table:table-column table:style-name="co3"/>
            <table:table-row table:style-name="ro7">
              <table:table-cell table:style-name="ce1">
                <text:p text:style-name="P1"><text:span text:style-name="T1">IncomingCallActivity</text:span></text:p>
              </table:table-cell>
            </table:table-row>
            <table:table-row table:style-name="ro8">
              <table:table-cell table:style-name="ce2">
                <text:p text:style-name="P2"><text:span text:style-name="T2">- acceptButton : Button</text:span></text:p>
                <text:p text:style-name="P2"><text:span text:style-name="T2">- rejectButton : Button</text:span></text:p>
                <text:p text:style-name="P2"><text:span text:style-name="T2">- localObjectInputStream : ObjectInputStream</text:span></text:p>
                <text:p text:style-name="P2"><text:span text:style-name="T2">- localObjectOutputStream : ObjectOutputStream</text:span></text:p>
              </table:table-cell>
            </table:table-row>
            <table:table-row table:style-name="ro9">
              <table:table-cell table:style-name="ce2">
                <text:p text:style-name="P2">+ onCreate ( savedInstanceState : Bundle )</text:p>
                <text:p text:style-name="P2">- initializeUI()</text:p>
                <text:p text:style-name="P2">- setUpConnection() : Boolean</text:p>
                <text:p text:style-name="P2">- getStreams() : Boolean</text:p>
                <text:p text:style-name="P2">- processRequestsFromClient()</text:p>
                <text:p text:style-name="P2">- sendDataToClient( data : Object )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5:46:08.711242703</meta:creation-date>
    <dc:date>2016-03-30T16:25:00.974995152</dc:date>
    <meta:editing-duration>PT38M49S</meta:editing-duration>
    <meta:editing-cycles>8</meta:editing-cycles>
    <meta:generator>LibreOffice/5.0.5.2$Linux_X86_64 LibreOffice_project/00m0$Build-2</meta:generator>
    <meta:document-statistic meta:object-count="3"/>
  </office:meta>
</office:document-meta>
</file>